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3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3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4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4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4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3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86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86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86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86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86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86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86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86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86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86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86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86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86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86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86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86"/>
          <table:table-cell/>
        </table:table-row>
        <table:table-row table:style-name="ro18">
          <table:table-cell office:value-type="string" calcext:value-type="string">
            <text:p><text:span text:style-name="T12">Test mapObjectTypeInfo service on actual robot. </text:span></text:p>
          </table:table-cell>
          <table:table-cell table:style-name="ce86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86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86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86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86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86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86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86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86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86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86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86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86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86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86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86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86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86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86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86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86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86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86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86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86" table:number-columns-repeated="2"/>
          <table:table-cell office:value-type="string" calcext:value-type="string">
            <text:p>DROPOFF5 goal goal1</text:p>
          </table:table-cell>
          <table:table-cell/>
          <table:table-cell table:style-name="ce86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/>
        </table:table-row>
        <table:table-row table:style-name="ro18" table:number-rows-repeated="10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7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4:59:11.648890333</dc:date>
    <meta:generator>LibreOffice/6.0.7.3$Linux_X86_64 LibreOffice_project/00m0$Build-3</meta:generator>
    <meta:editing-duration>P6DT14H25M51S</meta:editing-duration>
    <meta:editing-cycles>637</meta:editing-cycles>
    <meta:document-statistic meta:table-count="7" meta:cell-count="121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